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3.358cm"/>
    </style:style>
    <style:style style:name="co4" style:family="table-column">
      <style:table-column-properties fo:break-before="auto" style:column-width="9.678cm"/>
    </style:style>
    <style:style style:name="co5" style:family="table-column">
      <style:table-column-properties fo:break-before="auto" style:column-width="2.277cm"/>
    </style:style>
    <style:style style:name="co6" style:family="table-column">
      <style:table-column-properties fo:break-before="auto" style:column-width="1.503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Was</text:p>
          </table:table-cell>
          <table:table-cell office:value-type="string">
            <text:p>Folgen</text:p>
          </table:table-cell>
          <table:table-cell office:value-type="string">
            <text:p>Dringlichkeit</text:p>
          </table:table-cell>
          <table:table-cell office:value-type="string">
            <text:p>Antwort</text:p>
          </table:table-cell>
          <table:table-cell office:value-type="string">
            <text:p>Folgen</text:p>
          </table:table-cell>
          <table:table-cell office:value-type="string">
            <text:p>Dringlichkeit</text:p>
          </table:table-cell>
          <table:table-cell office:value-type="string">
            <text:p>Antwort</text:p>
          </table:table-cell>
          <table:table-cell office:value-type="string">
            <text:p>Folgen</text:p>
          </table:table-cell>
          <table:table-cell office:value-type="string">
            <text:p>Dringlichkeit</text:p>
          </table:table-cell>
          <table:table-cell office:value-type="string">
            <text:p>Antwort</text:p>
          </table:table-cell>
          <table:table-cell office:value-type="string">
            <text:p>Folgen</text:p>
          </table:table-cell>
          <table:table-cell office:value-type="string">
            <text:p>Dringlichkeit</text:p>
          </table:table-cell>
          <table:table-cell office:value-type="string">
            <text:p>Antwort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Wasserschaden</text:p>
          </table:table-cell>
          <table:table-cell office:value-type="string">
            <text:p>Downtime</text:p>
          </table:table-cell>
          <table:table-cell table:number-columns-repeated="2"/>
          <table:table-cell office:value-type="string">
            <text:p>Datenverlust</text:p>
          </table:table-cell>
          <table:table-cell table:number-columns-repeated="2"/>
          <table:table-cell office:value-type="string">
            <text:p>Hardwareverlus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user error</text:p>
          </table:table-cell>
          <table:table-cell office:value-type="string">
            <text:p>Datenverlust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tromausfall</text:p>
          </table:table-cell>
          <table:table-cell office:value-type="string">
            <text:p>Downtime, Datendiebstahl, Datenverlust, Hardwareverlust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Internetausfall</text:p>
          </table:table-cell>
          <table:table-cell office:value-type="string">
            <text:p>Downtime, Datendiebstahl, Datenverlust, Hardwareverlust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inbruch, physisch</text:p>
          </table:table-cell>
          <table:table-cell office:value-type="string">
            <text:p>Downtime, Datendiebstahl, Datenverlust, Hardwareverlust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inbrauch, Hack</text:p>
          </table:table-cell>
          <table:table-cell office:value-type="string">
            <text:p>Downtime, Datendiebstahl, Datenverlust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Hardwaredefekt</text:p>
          </table:table-cell>
          <table:table-cell office:value-type="string">
            <text:p>Downtime, Datenverlust, Hardwareverlust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Crash after update</text:p>
          </table:table-cell>
          <table:table-cell office:value-type="string">
            <text:p>Downtime, Datenverlust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peicher voll</text:p>
          </table:table-cell>
          <table:table-cell office:value-type="string">
            <text:p>Downtim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random crash</text:p>
          </table:table-cell>
          <table:table-cell office:value-type="string">
            <text:p>Downtime, Datenverlust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admin error</text:p>
          </table:table-cell>
          <table:table-cell office:value-type="string">
            <text:p>Downtime, Datenverlust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ransomware</text:p>
          </table:table-cell>
          <table:table-cell office:value-type="string">
            <text:p>Downtime, Datenverlust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Virus</text:p>
          </table:table-cell>
          <table:table-cell office:value-type="string">
            <text:p>Downtime, Datenverlus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pam</text:p>
          </table:table-cell>
          <table:table-cell office:value-type="string">
            <text:p>Verlust der E-Mail-Adresse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ddos</text:p>
          </table:table-cell>
          <table:table-cell office:value-type="string">
            <text:p>Downtime</text:p>
          </table:table-cell>
          <table:table-cell table:number-columns-repeated="11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8">08.09.2020</text:date>, <text:time>21:27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</meta:initial-creator>
    <meta:creation-date>2020-09-08T18:56:10.59</meta:creation-date>
    <dc:date>2020-09-08T21:27:59.49</dc:date>
    <dc:creator>Torsten </dc:creator>
    <meta:editing-duration>PT1H41M26S</meta:editing-duration>
    <meta:editing-cycles>2</meta:editing-cycles>
    <meta:generator>OpenOffice/4.1.7$Win32 OpenOffice.org_project/417m1$Build-9800</meta:generator>
    <meta:document-statistic meta:table-count="3" meta:cell-count="46" meta:object-count="0"/>
  </office:meta>
</office:document-meta>
</file>